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666a" officeooo:paragraph-rsid="0001666a"/>
    </style:style>
    <style:style style:name="P2" style:family="paragraph" style:parent-style-name="Standard">
      <style:text-properties fo:font-size="12pt" fo:language="ru" fo:country="RU" officeooo:rsid="0001666a" officeooo:paragraph-rsid="0001666a" style:font-size-asian="12pt" style:font-size-complex="12pt"/>
    </style:style>
    <style:style style:name="P3" style:family="paragraph" style:parent-style-name="Standard">
      <style:text-properties fo:font-size="12pt" fo:language="ru" fo:country="RU" officeooo:rsid="0001666a" officeooo:paragraph-rsid="0001666a" style:font-size-asian="12pt" style:font-size-complex="12pt"/>
    </style:style>
    <style:style style:name="P4" style:family="paragraph" style:parent-style-name="Standard">
      <style:text-properties fo:font-size="12pt" fo:language="ru" fo:country="RU" officeooo:rsid="0001666a" officeooo:paragraph-rsid="00043726" style:font-size-asian="12pt" style:font-size-complex="12pt"/>
    </style:style>
    <style:style style:name="P5" style:family="paragraph" style:parent-style-name="Standard">
      <style:text-properties fo:font-size="12pt" fo:language="ru" fo:country="RU" officeooo:rsid="00043726" officeooo:paragraph-rsid="00043726" style:font-size-asian="12pt" style:font-size-complex="12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officeooo:rsid="001e2121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43726" style:font-size-asian="12pt" style:font-size-complex="12pt"/>
    </style:style>
    <style:style style:name="T5" style:family="text">
      <style:text-properties officeooo:rsid="00024ad7"/>
    </style:style>
    <style:style style:name="T6" style:family="text">
      <style:text-properties officeooo:rsid="000437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о работе Архивного комитета для <text:span text:style-name="T6">Ассамблеи </text:span></text:p>
      <text:p text:style-name="P1"/>
      <text:p text:style-name="P1">Архивный комитет начал свою работу 12.06.2024 г.</text:p>
      <text:p text:style-name="P1">1. На сегодняшний момент в комитете 4 служащих (без привязки к служению, кроме Председателя)</text:p>
      <text:p text:style-name="P1">2. Создана почта АК <text:a xlink:type="simple" xlink:href="mailto:oaarchiv@mail.ru" text:style-name="Internet_20_link" text:visited-style-name="Visited_20_Internet_20_Link"><text:span text:style-name="T1">oaar</text:span></text:a><text:a xlink:type="simple" xlink:href="mailto:oaarchiv@mail.ru" text:style-name="Internet_20_link" text:visited-style-name="Visited_20_Internet_20_Link"><text:span text:style-name="T2">c</text:span></text:a><text:a xlink:type="simple" xlink:href="mailto:oaarchiv@mail.ru" text:style-name="Internet_20_link" text:visited-style-name="Visited_20_Internet_20_Link">hiv@mail.ru</text:a><text:span text:style-name="T1"> </text:span><text:span text:style-name="T3">с облачным хранилищем. </text:span></text:p>
      <text:p text:style-name="P2">3. В переписке с архивным комитетом АА России получен ценный опыт по организации работы комитета</text:p>
      <text:p text:style-name="P2">4. Разработано и на рабочем собрании комитета единогласно принято Положение о работе Комитета и внутренние документы Комитета. <text:span text:style-name="T5">Положение о работе комитета принято на собрании НСО</text:span></text:p>
      <text:p text:style-name="P2">5. Собраны:</text:p>
      <text:p text:style-name="P2">- протоколы заседаний НСО, которые удалось найти;</text:p>
      <text:p text:style-name="P2">- информация о мероприятиях АП (форум АП в Москве в 2020, 2022 гг.)</text:p>
      <text:p text:style-name="P2">- информация о литературе</text:p>
      <text:p text:style-name="P2">- <text:span text:style-name="T6">лицензии на перевод и печать литературы АП</text:span></text:p>
      <text:p text:style-name="P4">- логин и пароль от почтового ящика, на который зарегистрированы сайт переедающие.рф и Яндекс-бизнес<text:line-break/>6. Начата работа по архивации спикерских выступлений, <text:span text:style-name="T5">представляющих ценность для содружества</text:span></text:p>
      <text:p text:style-name="P4"><text:span text:style-name="T6">7. Проводится работа по сбору нуждающихся в архивации логинов и паролей</text:span></text:p>
      <text:p text:style-name="P2"><text:span text:style-name="T6">8. </text:span>Разработан список вопросов для сбора историй групп АП, <text:span text:style-name="T6">ведется работа по сбору информации об истории групп АП</text:span></text:p>
      <text:p text:style-name="P5">9. Проводится работа по сбору и систематизации материалов, обозначенных в Политике сбора и доступа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4-09-10T23:03:06.019000000</dc:date>
    <meta:editing-duration>PT7H20M11S</meta:editing-duration>
    <meta:editing-cycles>3</meta:editing-cycles>
    <meta:document-statistic meta:table-count="0" meta:image-count="0" meta:object-count="0" meta:page-count="1" meta:paragraph-count="15" meta:word-count="178" meta:character-count="1194" meta:non-whitespace-character-count="1028"/>
  </office:meta>
</office:document-meta>
</file>